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145f31" officeooo:paragraph-rsid="00145f31" style:font-size-asian="16pt" style:font-size-complex="18.25pt"/>
    </style:style>
    <style:style style:name="P3" style:family="paragraph" style:parent-style-name="Standard">
      <style:text-properties fo:font-size="18.25pt" officeooo:rsid="001283f6" officeooo:paragraph-rsid="001283f6" style:font-size-asian="16pt" style:language-asian="zh" style:country-asian="CN" style:font-size-complex="18.25pt"/>
    </style:style>
    <style:style style:name="P4" style:family="paragraph" style:parent-style-name="Standard">
      <style:text-properties fo:font-size="18.25pt" officeooo:rsid="001299cd" officeooo:paragraph-rsid="001299cd" style:font-size-asian="16pt" style:language-asian="zh" style:country-asian="CN" style:font-size-complex="18.25pt"/>
    </style:style>
    <style:style style:name="P5" style:family="paragraph" style:parent-style-name="Standard">
      <style:text-properties fo:font-size="18.25pt" officeooo:rsid="00145f31" officeooo:paragraph-rsid="00145f31" style:font-size-asian="16pt" style:language-asian="zh" style:country-asian="CN" style:font-size-complex="18.25pt"/>
    </style:style>
    <style:style style:name="P6" style:family="paragraph" style:parent-style-name="Standard">
      <style:text-properties fo:font-size="18.25pt" fo:font-weight="bold" officeooo:rsid="00145f31" officeooo:paragraph-rsid="00145f31" style:font-size-asian="16pt" style:language-asian="zh" style:country-asian="CN" style:font-weight-asian="bold" style:font-size-complex="18.25pt" style:font-weight-complex="bold"/>
    </style:style>
    <style:style style:name="P7" style:family="paragraph" style:parent-style-name="Standard">
      <style:text-properties fo:font-size="18.25pt" fo:font-weight="bold" officeooo:rsid="001283f6" officeooo:paragraph-rsid="001299cd" style:font-size-asian="16pt" style:language-asian="zh" style:country-asian="CN" style:font-weight-asian="bold" style:font-size-complex="18.25pt" style:font-weight-complex="bold"/>
    </style:style>
    <style:style style:name="P8" style:family="paragraph" style:parent-style-name="Standard">
      <style:text-properties fo:font-size="18.25pt" fo:font-weight="bold" style:font-size-asian="16pt" style:font-weight-asian="bold" style:font-size-complex="18.25pt" style:font-weight-complex="bold"/>
    </style:style>
    <style:style style:name="P9" style:family="paragraph" style:parent-style-name="Text_20_body">
      <style:text-properties fo:font-size="18.25pt" officeooo:rsid="00145f31" officeooo:paragraph-rsid="00145f31" style:font-size-asian="16pt" style:language-asian="zh" style:country-asian="CN" style:font-size-complex="18.25pt"/>
    </style:style>
    <style:style style:name="P10" style:family="paragraph" style:parent-style-name="Text_20_body">
      <style:text-properties fo:color="#ff0000" fo:font-size="16pt" officeooo:rsid="00156965" officeooo:paragraph-rsid="00156965" style:font-size-asian="16pt" style:language-asian="zh" style:country-asian="CN" style:font-size-complex="16pt"/>
    </style:style>
    <style:style style:name="P11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12" style:family="paragraph" style:parent-style-name="Text_20_body">
      <style:paragraph-properties fo:margin-left="1.386cm" fo:margin-right="0cm" fo:text-indent="-0.635cm" style:auto-text-indent="false"/>
      <style:text-properties fo:font-size="16pt" style:font-size-asian="16pt" style:font-size-complex="16pt"/>
    </style:style>
    <style:style style:name="P13" style:family="paragraph" style:parent-style-name="Heading_20_2">
      <style:text-properties fo:font-size="16pt" style:font-size-asian="16pt" style:font-size-complex="16pt"/>
    </style:style>
    <style:style style:name="P14" style:family="paragraph" style:parent-style-name="Heading_20_2">
      <style:text-properties fo:font-size="18.25pt" style:font-size-asian="16pt" style:font-size-complex="18.25pt"/>
    </style:style>
    <style:style style:name="P15" style:family="paragraph" style:parent-style-name="Heading_20_1">
      <style:text-properties fo:font-size="16pt" style:font-size-asian="16pt" style:font-size-complex="16pt"/>
    </style:style>
    <style:style style:name="P16" style:family="paragraph" style:parent-style-name="Heading_20_3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22pt" style:font-weight-asian="bold"/>
    </style:style>
    <style:style style:name="T3" style:family="text">
      <style:text-properties style:font-name-asian="宋体1" style:font-size-asian="16pt" style:font-weight-asian="bold"/>
    </style:style>
    <style:style style:name="T4" style:family="text">
      <style:text-properties style:font-name-asian="宋体1" style:font-size-asian="10.5pt"/>
    </style:style>
    <style:style style:name="T5" style:family="text">
      <style:text-properties style:font-name-asian="宋体1" style:font-weight-asian="bold"/>
    </style:style>
    <style:style style:name="T6" style:family="text">
      <style:text-properties fo:font-size="22pt" fo:font-weight="bold"/>
    </style:style>
    <style:style style:name="T7" style:family="text">
      <style:text-properties fo:font-size="22pt" fo:font-weight="bold" style:font-size-asian="16pt" style:font-size-complex="18.25pt"/>
    </style:style>
    <style:style style:name="T8" style:family="text">
      <style:text-properties fo:font-weight="bold"/>
    </style:style>
    <style:style style:name="T9" style:family="text">
      <style:text-properties style:font-name="Cambria" fo:font-size="16pt" fo:font-weight="bold"/>
    </style:style>
    <style:style style:name="T10" style:family="text">
      <style:text-properties style:font-name="Cambria" fo:font-weight="bold"/>
    </style:style>
    <style:style style:name="T11" style:family="text">
      <style:text-properties fo:font-size="16pt" fo:font-weight="bold"/>
    </style:style>
    <style:style style:name="T12" style:family="text">
      <style:text-properties fo:font-size="16pt" fo:font-weight="bold" officeooo:rsid="0011a517" style:language-asian="zh" style:country-asian="CN"/>
    </style:style>
    <style:style style:name="T13" style:family="text">
      <style:text-properties fo:font-size="16pt" style:font-name-asian="宋体1" style:font-size-complex="16pt"/>
    </style:style>
    <style:style style:name="T14" style:family="text">
      <style:text-properties style:font-name="Calibri"/>
    </style:style>
    <style:style style:name="T15" style:family="text">
      <style:text-properties style:font-name="Calibri" fo:font-size="10.5pt"/>
    </style:style>
    <style:style style:name="T16" style:family="text">
      <style:text-properties style:font-name="Calibri" fo:font-size="16pt" fo:font-weight="bold"/>
    </style:style>
    <style:style style:name="T17" style:family="text">
      <style:text-properties style:font-name="Calibri" fo:font-size="16pt" style:font-size-complex="16pt"/>
    </style:style>
    <style:style style:name="T18" style:family="text">
      <style:text-properties style:font-name="Calibri" fo:font-weight="bold"/>
    </style:style>
    <style:style style:name="T19" style:family="text">
      <style:text-properties fo:font-size="10.5pt"/>
    </style:style>
    <style:style style:name="T20" style:family="text">
      <style:text-properties fo:font-size="18.25pt" style:font-name-asian="宋体1" style:font-size-asian="22pt" style:font-weight-asian="bold" style:font-size-complex="18.25pt"/>
    </style:style>
    <style:style style:name="T21" style:family="text">
      <style:text-properties style:font-name="Wingdings"/>
    </style:style>
    <style:style style:name="T22" style:family="text">
      <style:text-properties style:font-name="Wingdings"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8">JdbcUtils</text:span><text:span text:style-name="T5">工具类</text:span></text:h>
      <text:p text:style-name="P10"><text:span text:style-name="T5">在项目做之前要导入oracle.jar包到项目目录下</text:span></text:p>
      <text:h text:style-name="P13" text:outline-level="2"><text:span text:style-name="T8">1</text:span><text:span text:style-name="T5">　</text:span><text:span text:style-name="T10">JdbcUtils</text:span><text:span text:style-name="T5">的作用</text:span></text:h>
      <text:p text:style-name="P11"><text:span text:style-name="T1">你也看到了，连接数据库的四大参数是：驱动类、</text:span>url<text:span text:style-name="T1">、用户名，以及密码。这些参数都与特定数据库关联，如果将来想更改数据库，那么就要去修改这四大参数，那么为了不去修改代码，我们写一个</text:span><text:span text:style-name="T14">JdbcUtils</text:span><text:span text:style-name="T1">类，让它从配置文件中读取配置参数，然后创建连接对象。</text:span></text:p>
      <text:h text:style-name="P14" text:outline-level="2"><text:span text:style-name="T12">2,</text:span><text:span text:style-name="T11">JdbcUtils</text:span><text:span text:style-name="T5">代码</text:span></text:h>
      <text:p text:style-name="P9"><text:span text:style-name="T5">把数据复制到File后缀名为.properties</text:span></text:p>
      <text:p text:style-name="P9"><text:span text:style-name="T5"/></text:p>
      <text:p text:style-name="P2">driverClass=oracle.jdbc.OracleDriver</text:p>
      <text:p text:style-name="P2">url=jdbc:oracle:thin:@192.168.42.71:1521:orcl</text:p>
      <text:p text:style-name="P2">username=scott</text:p>
      <text:p text:style-name="P2">password=tight</text:p>
      <text:p text:style-name="P1"/>
      <text:p text:style-name="P1"/>
      <text:h text:style-name="P16" text:outline-level="3"><text:span text:style-name="T8">1</text:span><text:span text:style-name="T5">　</text:span><text:span text:style-name="T18">DAO</text:span><text:span text:style-name="T5">模式</text:span></text:h>
      <text:p text:style-name="P11">DAO<text:span text:style-name="T1">（</text:span><text:span text:style-name="T14">Data Access Object</text:span><text:span text:style-name="T1">）模式就是写一个类，把访问数据库的代码封装起来。</text:span><text:span text:style-name="T14">DAO</text:span><text:span text:style-name="T1">在数据库与业务逻辑（</text:span><text:span text:style-name="T14">Service</text:span><text:span text:style-name="T1">）之间。</text:span></text:p>
      <text:p text:style-name="P12"><text:span text:style-name="T21">l</text:span><text:span text:style-name="T1">实体域（</text:span>JavaBean<text:span text:style-name="T1">），即操作的对象，例如我们操作的表是</text:span><text:span text:style-name="T14">user</text:span><text:span text:style-name="T1">表，那么就需要先写一个</text:span><text:span text:style-name="T14">User</text:span><text:span text:style-name="T1">类；</text:span></text:p>
      <text:p text:style-name="P12"><text:span text:style-name="T21">l</text:span>DAO<text:span text:style-name="T1">模式需要先提供一个</text:span><text:span text:style-name="T14">DAO</text:span><text:span text:style-name="T1">接口；</text:span></text:p>
      <text:p text:style-name="P12"><text:span text:style-name="T21">l</text:span><text:span text:style-name="T1">然后再提供一个</text:span>DAO<text:span text:style-name="T1">接口的实现类；</text:span></text:p>
      <text:p text:style-name="P12"><text:span text:style-name="T21">l</text:span><text:span text:style-name="T1">再编写一个</text:span>DAO<text:span text:style-name="T1">工厂，</text:span><text:span text:style-name="T14">Service</text:span><text:span text:style-name="T1">通过工厂来获取</text:span><text:span text:style-name="T14">DAO</text:span><text:span text:style-name="T1">实现。</text:span></text:p>
      <text:p text:style-name="P1"/>
      <text:p text:style-name="P1"/>
      <text:p text:style-name="P1"/>
      <text:p text:style-name="P1"/>
      <text:p text:style-name="P1"/>
      <text:p text:style-name="P8"/>
      <text:p text:style-name="P7"><text:soft-page-break/>第一步: <text:span text:style-name="T13">把访问数据库的代码封装起来</text:span></text:p>
      <text:p text:style-name="P3">public class DButil {</text:p>
      <text:p text:style-name="P3"><text:s text:c="2"/>public <text:s/>static <text:s/>Connection getConn(){</text:p>
      <text:p text:style-name="P3"><text:tab/> InputStream in= DButil.class.getClassLoader().getResourceAsStream("db.properties");</text:p>
      <text:p text:style-name="P3"><text:tab/> <text:s/>Properties prop=new Properties();</text:p>
      <text:p text:style-name="P3"><text:tab/> <text:s/>Connection con=null;</text:p>
      <text:p text:style-name="P3"><text:tab/> <text:s/>try {</text:p>
      <text:p text:style-name="P3"><text:tab/><text:tab/>prop.load(in);</text:p>
      <text:p text:style-name="P3"><text:tab/><text:tab/>String driverClass=prop.getProperty("driverClass");</text:p>
      <text:p text:style-name="P3"><text:tab/><text:tab/>String url=prop.getProperty("url");</text:p>
      <text:p text:style-name="P3"><text:tab/><text:tab/>String uresname=prop.getProperty("username");</text:p>
      <text:p text:style-name="P3"><text:tab/><text:tab/>String password=prop.getProperty("password");</text:p>
      <text:p text:style-name="P3"><text:tab/><text:tab/>//注册驱动</text:p>
      <text:p text:style-name="P3"><text:tab/><text:tab/>Class.forName(driverClass);</text:p>
      <text:p text:style-name="P3"><text:tab/><text:tab/>con=DriverManager.getConnection(url, uresname, password);</text:p>
      <text:p text:style-name="P3"><text:tab/><text:tab/></text:p>
      <text:p text:style-name="P3"><text:tab/>} catch (Exception e) {</text:p>
      <text:p text:style-name="P3"><text:tab/><text:tab/></text:p>
      <text:p text:style-name="P3"><text:tab/><text:tab/>e.printStackTrace();</text:p>
      <text:p text:style-name="P3"><text:tab/>}</text:p>
      <text:p text:style-name="P3"><text:tab/>return con;</text:p>
      <text:p text:style-name="P3"><text:tab/> <text:s/></text:p>
      <text:p text:style-name="P3"><text:s text:c="2"/>}</text:p>
      <text:p text:style-name="P3"><text:s text:c="2"/>public static PreparedStatement getPstmt(String sql){</text:p>
      <text:p text:style-name="P3"><text:tab/> <text:s/>Connection conn=getConn();</text:p>
      <text:p text:style-name="P3"><text:tab/> <text:s/>PreparedStatement pstmt=null;</text:p>
      <text:p text:style-name="P3"><text:tab/> <text:s/>try {</text:p>
      <text:p text:style-name="P3"><text:tab/><text:tab/> <text:s/>pstmt=conn.prepareStatement(sql);</text:p>
      <text:p text:style-name="P3"><text:tab/>} catch (SQLException e) {</text:p>
      <text:p text:style-name="P3"><text:tab/><text:tab/></text:p>
      <text:p text:style-name="P3"><text:tab/><text:tab/>e.printStackTrace();</text:p>
      <text:p text:style-name="P3"><text:soft-page-break/><text:tab/>}</text:p>
      <text:p text:style-name="P3"><text:tab/>return pstmt;</text:p>
      <text:p text:style-name="P3"><text:s text:c="2"/>}</text:p>
      <text:p text:style-name="P3"><text:s text:c="2"/>public static void closeupdateRes(PreparedStatement ps){</text:p>
      <text:p text:style-name="P3"><text:tab/> <text:s/>if(ps!=null){</text:p>
      <text:p text:style-name="P3"><text:tab/><text:tab/> <text:s/>try {</text:p>
      <text:p text:style-name="P3"><text:tab/><text:tab/><text:tab/>Connection con=ps.getConnection();</text:p>
      <text:p text:style-name="P3"><text:tab/><text:tab/><text:tab/>ps.close();</text:p>
      <text:p text:style-name="P3"><text:tab/><text:tab/><text:tab/>if(con!=null){</text:p>
      <text:p text:style-name="P3"><text:tab/><text:tab/><text:tab/><text:tab/>con.close();</text:p>
      <text:p text:style-name="P3"><text:tab/><text:tab/><text:tab/>}</text:p>
      <text:p text:style-name="P3"><text:tab/><text:tab/><text:tab/>} catch (SQLException e) {</text:p>
      <text:p text:style-name="P3"><text:tab/><text:tab/><text:tab/><text:tab/>e.printStackTrace();</text:p>
      <text:p text:style-name="P3"><text:tab/><text:tab/><text:tab/>}</text:p>
      <text:p text:style-name="P3"><text:tab/> <text:s/>}</text:p>
      <text:p text:style-name="P3"><text:tab/> <text:s/></text:p>
      <text:p text:style-name="P3"><text:s text:c="2"/>}</text:p>
      <text:p text:style-name="P3"><text:s text:c="2"/>public static <text:s/>void closeQueryRes(ResultSet rs){</text:p>
      <text:p text:style-name="P3"><text:tab/> <text:s/>if(rs!=null){</text:p>
      <text:p text:style-name="P3"><text:tab/><text:tab/> <text:s/>Statement st;</text:p>
      <text:p text:style-name="P3"><text:tab/><text:tab/>try {</text:p>
      <text:p text:style-name="P3"><text:tab/><text:tab/><text:tab/>st = rs.getStatement();</text:p>
      <text:p text:style-name="P3"><text:tab/><text:tab/><text:tab/> if(st !=null){</text:p>
      <text:p text:style-name="P3"><text:tab/><text:tab/><text:tab/><text:tab/> <text:s/>Connection con=st.getConnection();</text:p>
      <text:p text:style-name="P3"><text:tab/><text:tab/><text:tab/><text:tab/> <text:s/>rs.close();</text:p>
      <text:p text:style-name="P3"><text:tab/><text:tab/><text:tab/><text:tab/> <text:s/>st.close();</text:p>
      <text:p text:style-name="P3"><text:tab/><text:tab/><text:tab/><text:tab/> <text:s/>if(con!=null){</text:p>
      <text:p text:style-name="P3"><text:tab/><text:tab/><text:tab/><text:tab/> <text:s/>con.close();</text:p>
      <text:p text:style-name="P3"><text:tab/><text:tab/><text:tab/><text:tab/> <text:s/>}</text:p>
      <text:p text:style-name="P3"><text:tab/><text:tab/> <text:s/>}</text:p>
      <text:p text:style-name="P3"><text:tab/><text:tab/>} catch (SQLException e) {</text:p>
      <text:p text:style-name="P3"><text:tab/><text:tab/><text:tab/>e.printStackTrace();</text:p>
      <text:p text:style-name="P3"><text:tab/><text:tab/>}</text:p>
      <text:p text:style-name="P4">第二步：<text:span text:style-name="T13">操作的对象</text:span></text:p>
      <text:p text:style-name="P4"><text:soft-page-break/>表中的属性，创建一个类</text:p>
      <text:p text:style-name="P4"/>
      <text:p text:style-name="P6">第三步:<text:span text:style-name="T13">提供一个</text:span><text:span text:style-name="T17">DAO</text:span><text:span text:style-name="T13">接口；</text:span></text:p>
      <text:p text:style-name="P5"><text:span text:style-name="T13">public interface PersonDao {</text:span></text:p>
      <text:p text:style-name="P5"><text:span text:style-name="T13"><text:s text:c="3"/>public void savePerson(Person p);</text:span></text:p>
      <text:p text:style-name="P5"><text:span text:style-name="T13"><text:s text:c="3"/></text:span></text:p>
      <text:p text:style-name="P5"><text:span text:style-name="T13"><text:s text:c="3"/>public void updatePerson(Person p);</text:span></text:p>
      <text:p text:style-name="P5"><text:span text:style-name="T13"><text:s text:c="3"/></text:span></text:p>
      <text:p text:style-name="P5"><text:span text:style-name="T13"><text:s text:c="3"/>public Person getPersonByid(Integer id);</text:span></text:p>
      <text:p text:style-name="P5"><text:span text:style-name="T13"><text:s text:c="3"/></text:span></text:p>
      <text:p text:style-name="P5"><text:span text:style-name="T13"><text:s text:c="3"/>public List&lt;Person&gt; listperson();</text:span></text:p>
      <text:p text:style-name="P5"><text:span text:style-name="T13">}</text:span></text:p>
      <text:p text:style-name="P6"><text:span text:style-name="T13">第四步:DAO接口的实现类;</text:span></text:p>
      <text:p text:style-name="P5"><text:span text:style-name="T13"/></text:p>
      <text:p text:style-name="P5"><text:span text:style-name="T13">public class PersonDaoImpl implements PersonDao {</text:span></text:p>
      <text:p text:style-name="P5"><text:span text:style-name="T13"/></text:p>
      <text:p text:style-name="P5"><text:span text:style-name="T13"><text:tab/>@Override</text:span></text:p>
      <text:p text:style-name="P5"><text:span text:style-name="T13"><text:tab/>public void savePerson(Person p) {</text:span></text:p>
      <text:p text:style-name="P5"><text:span text:style-name="T13"><text:tab/><text:tab/>String sql="insert into person values(person_id.nextval,?,?,?)";</text:span></text:p>
      <text:p text:style-name="P5"><text:span text:style-name="T13"><text:tab/><text:tab/>PreparedStatement ps=DButil.getPstmt(sql);</text:span></text:p>
      <text:p text:style-name="P5"><text:span text:style-name="T13"><text:tab/><text:tab/>try {</text:span></text:p>
      <text:p text:style-name="P5"><text:span text:style-name="T13"><text:tab/><text:tab/><text:tab/>ps.setString(1, p.getName());</text:span></text:p>
      <text:p text:style-name="P5"><text:span text:style-name="T13"><text:tab/><text:tab/><text:tab/>ps.setString(2, p.getAddress());</text:span></text:p>
      <text:p text:style-name="P5"><text:span text:style-name="T13"><text:tab/><text:tab/><text:tab/>ps.setDate(3, new Date(p.getBirhday().getTime()));</text:span></text:p>
      <text:p text:style-name="P5"><text:span text:style-name="T13"><text:tab/><text:tab/><text:tab/>ps.executeUpdate();</text:span></text:p>
      <text:p text:style-name="P5"><text:span text:style-name="T13"><text:tab/><text:tab/>} catch (Exception e) {</text:span></text:p>
      <text:p text:style-name="P5"><text:span text:style-name="T13"><text:tab/><text:tab/><text:tab/></text:span></text:p>
      <text:p text:style-name="P5"><text:span text:style-name="T13"><text:tab/><text:tab/><text:tab/>e.printStackTrace();</text:span></text:p>
      <text:p text:style-name="P5"><text:span text:style-name="T13"><text:tab/><text:tab/>}finally{</text:span></text:p>
      <text:p text:style-name="P5"><text:span text:style-name="T13"><text:tab/><text:tab/><text:tab/>DButil.closeupdateRes(ps);</text:span></text:p>
      <text:p text:style-name="P5"><text:span text:style-name="T13"><text:tab/><text:tab/>}</text:span></text:p>
      <text:p text:style-name="P5"><text:span text:style-name="T13"/></text:p>
      <text:p text:style-name="P5"><text:span text:style-name="T13"><text:tab/>}</text:span></text:p>
      <text:p text:style-name="P5"><text:span text:style-name="T13"/></text:p>
      <text:p text:style-name="P5"><text:span text:style-name="T13"><text:tab/>@Override</text:span></text:p>
      <text:p text:style-name="P5"><text:span text:style-name="T13"><text:tab/>public void updatePerson(Person p) {</text:span></text:p>
      <text:p text:style-name="P5"><text:span text:style-name="T13"><text:tab/><text:tab/>String sql="update person p set p.name=?,p.address=? , p.birhday=? where p.id=?";</text:span></text:p>
      <text:p text:style-name="P5"><text:span text:style-name="T13"><text:tab/><text:tab/>PreparedStatement ps=DButil.getPstmt(sql);</text:span></text:p>
      <text:p text:style-name="P5"><text:soft-page-break/><text:span text:style-name="T13"><text:tab/><text:tab/>try {</text:span></text:p>
      <text:p text:style-name="P5"><text:span text:style-name="T13"><text:tab/><text:tab/><text:tab/>ps.setString(1, p.getName());</text:span></text:p>
      <text:p text:style-name="P5"><text:span text:style-name="T13"><text:tab/><text:tab/><text:tab/>ps.setString(2, p.getAddress());</text:span></text:p>
      <text:p text:style-name="P5"><text:span text:style-name="T13"><text:tab/><text:tab/><text:tab/>ps.setDate(3, new Date(p.getBirhday().getTime()));</text:span></text:p>
      <text:p text:style-name="P5"><text:span text:style-name="T13"><text:tab/><text:tab/><text:tab/>ps.setInt(4, p.getId());</text:span></text:p>
      <text:p text:style-name="P5"><text:span text:style-name="T13"><text:tab/><text:tab/><text:tab/>ps.executeUpdate();</text:span></text:p>
      <text:p text:style-name="P5"><text:span text:style-name="T13"><text:tab/><text:tab/>} catch (Exception e) {</text:span></text:p>
      <text:p text:style-name="P5"><text:span text:style-name="T13"><text:tab/><text:tab/><text:tab/></text:span></text:p>
      <text:p text:style-name="P5"><text:span text:style-name="T13"><text:tab/><text:tab/><text:tab/>e.printStackTrace();</text:span></text:p>
      <text:p text:style-name="P5"><text:span text:style-name="T13"><text:tab/><text:tab/>}finally{</text:span></text:p>
      <text:p text:style-name="P5"><text:span text:style-name="T13"><text:tab/><text:tab/><text:tab/>DButil.closeupdateRes(ps);</text:span></text:p>
      <text:p text:style-name="P5"><text:span text:style-name="T13"><text:tab/><text:tab/>}</text:span></text:p>
      <text:p text:style-name="P5"><text:span text:style-name="T13"/></text:p>
      <text:p text:style-name="P5"><text:span text:style-name="T13"><text:tab/>}</text:span></text:p>
      <text:p text:style-name="P5"><text:span text:style-name="T13"/></text:p>
      <text:p text:style-name="P5"><text:span text:style-name="T13"><text:tab/>@Override</text:span></text:p>
      <text:p text:style-name="P5"><text:span text:style-name="T13"><text:tab/>public Person getPersonByid(Integer id) {</text:span></text:p>
      <text:p text:style-name="P5"><text:span text:style-name="T13"><text:tab/><text:tab/>String sql="select * from person p where p.id=?";</text:span></text:p>
      <text:p text:style-name="P5"><text:span text:style-name="T13"><text:tab/><text:tab/>PreparedStatement ps=DButil.getPstmt(sql);</text:span></text:p>
      <text:p text:style-name="P5"><text:span text:style-name="T13"><text:tab/><text:tab/>Person p=null;</text:span></text:p>
      <text:p text:style-name="P5"><text:span text:style-name="T13"><text:tab/><text:tab/>ResultSet rs=null;</text:span></text:p>
      <text:p text:style-name="P5"><text:span text:style-name="T13"><text:tab/><text:tab/>try {</text:span></text:p>
      <text:p text:style-name="P5"><text:span text:style-name="T13"><text:tab/><text:tab/><text:tab/>ps.setInt(1, id);</text:span></text:p>
      <text:p text:style-name="P5"><text:span text:style-name="T13"><text:tab/><text:tab/><text:tab/> rs=ps.executeQuery();</text:span></text:p>
      <text:p text:style-name="P5"><text:span text:style-name="T13"><text:tab/><text:tab/><text:tab/>//游标下移</text:span></text:p>
      <text:p text:style-name="P5"><text:span text:style-name="T13"><text:tab/><text:tab/><text:tab/>rs.next();</text:span></text:p>
      <text:p text:style-name="P5"><text:span text:style-name="T13"><text:tab/><text:tab/><text:tab/> //获得查询出的数据</text:span></text:p>
      <text:p text:style-name="P5"><text:span text:style-name="T13"><text:tab/><text:tab/><text:tab/>Integer personid=rs.getInt("id");</text:span></text:p>
      <text:p text:style-name="P5"><text:span text:style-name="T13"><text:tab/><text:tab/><text:tab/>String pesonname=rs.getString("name");</text:span></text:p>
      <text:p text:style-name="P5"><text:span text:style-name="T13"><text:tab/><text:tab/><text:tab/>String <text:s/>personaddress =rs.getString("address");</text:span></text:p>
      <text:p text:style-name="P5"><text:span text:style-name="T13"><text:tab/><text:tab/><text:tab/>java.util.Date personday=rs.getDate("birhday");</text:span></text:p>
      <text:p text:style-name="P5"><text:span text:style-name="T13"><text:tab/><text:tab/><text:tab/>//创建person对象并赋值</text:span></text:p>
      <text:p text:style-name="P5"><text:span text:style-name="T13"><text:tab/><text:tab/> <text:s text:c="3"/>p=new Person();</text:span></text:p>
      <text:p text:style-name="P5"><text:span text:style-name="T13"><text:tab/><text:tab/><text:tab/>p.setId(personid);</text:span></text:p>
      <text:p text:style-name="P5"><text:span text:style-name="T13"><text:tab/><text:tab/><text:tab/>p.setName(pesonname);</text:span></text:p>
      <text:p text:style-name="P5"><text:span text:style-name="T13"><text:tab/><text:tab/><text:tab/>p.setAddress(personaddress);</text:span></text:p>
      <text:p text:style-name="P5"><text:span text:style-name="T13"><text:tab/><text:tab/><text:tab/>p.setBirhday(personday);</text:span></text:p>
      <text:p text:style-name="P5"><text:span text:style-name="T13"><text:tab/><text:tab/>} catch (SQLException e) {</text:span></text:p>
      <text:p text:style-name="P5"><text:span text:style-name="T13"><text:tab/><text:tab/><text:tab/>e.printStackTrace();</text:span></text:p>
      <text:p text:style-name="P5"><text:soft-page-break/><text:span text:style-name="T13"><text:tab/><text:tab/>}finally{</text:span></text:p>
      <text:p text:style-name="P5"><text:span text:style-name="T13"><text:tab/><text:tab/><text:tab/>DButil.closeQueryRes(rs);</text:span></text:p>
      <text:p text:style-name="P5"><text:span text:style-name="T13"><text:tab/><text:tab/>}</text:span></text:p>
      <text:p text:style-name="P5"><text:span text:style-name="T13"><text:tab/><text:tab/>return p;</text:span></text:p>
      <text:p text:style-name="P5"><text:span text:style-name="T13"><text:tab/>}</text:span></text:p>
      <text:p text:style-name="P5"><text:span text:style-name="T13"/></text:p>
      <text:p text:style-name="P5"><text:span text:style-name="T13"><text:tab/>@Override</text:span></text:p>
      <text:p text:style-name="P5"><text:span text:style-name="T13"><text:tab/>public List&lt;Person&gt; listperson() {</text:span></text:p>
      <text:p text:style-name="P5"><text:span text:style-name="T13"><text:tab/><text:tab/>String sql="select * from person p";</text:span></text:p>
      <text:p text:style-name="P5"><text:span text:style-name="T13"><text:tab/><text:tab/>PreparedStatement ps=DButil.getPstmt(sql);</text:span></text:p>
      <text:p text:style-name="P5"><text:span text:style-name="T13"><text:tab/><text:tab/>ResultSet rs=null;</text:span></text:p>
      <text:p text:style-name="P5"><text:span text:style-name="T13"><text:tab/><text:tab/>List&lt;Person&gt; plist =new ArrayList&lt;&gt;();</text:span></text:p>
      <text:p text:style-name="P5"><text:span text:style-name="T13"><text:tab/><text:tab/>try {</text:span></text:p>
      <text:p text:style-name="P5"><text:span text:style-name="T13"><text:tab/><text:tab/><text:tab/> rs=ps.executeQuery();</text:span></text:p>
      <text:p text:style-name="P5"><text:span text:style-name="T13"><text:tab/><text:tab/><text:tab/>//游标下移</text:span></text:p>
      <text:p text:style-name="P5"><text:span text:style-name="T13"><text:tab/><text:tab/><text:tab/> while(rs.next()){</text:span></text:p>
      <text:p text:style-name="P5"><text:span text:style-name="T13"><text:tab/><text:tab/><text:tab/></text:span></text:p>
      <text:p text:style-name="P5"><text:span text:style-name="T13"><text:tab/><text:tab/><text:tab/> //获得查询出的数据</text:span></text:p>
      <text:p text:style-name="P5"><text:span text:style-name="T13"><text:tab/><text:tab/><text:tab/>Integer personid=rs.getInt("id");</text:span></text:p>
      <text:p text:style-name="P5"><text:span text:style-name="T13"><text:tab/><text:tab/><text:tab/>String pesonname=rs.getString("name");</text:span></text:p>
      <text:p text:style-name="P5"><text:span text:style-name="T13"><text:tab/><text:tab/><text:tab/>String <text:s/>personaddress =rs.getString("address");</text:span></text:p>
      <text:p text:style-name="P5"><text:span text:style-name="T13"><text:tab/><text:tab/><text:tab/>java.util.Date personday=rs.getDate("birhday");</text:span></text:p>
      <text:p text:style-name="P5"><text:span text:style-name="T13"><text:tab/><text:tab/><text:tab/>//创建person对象并赋值</text:span></text:p>
      <text:p text:style-name="P5"><text:span text:style-name="T13"><text:tab/><text:tab/> <text:s text:c="2"/>Person p=new Person();</text:span></text:p>
      <text:p text:style-name="P5"><text:span text:style-name="T13"><text:tab/><text:tab/><text:tab/>p.setId(personid);</text:span></text:p>
      <text:p text:style-name="P5"><text:span text:style-name="T13"><text:tab/><text:tab/><text:tab/>p.setName(pesonname);</text:span></text:p>
      <text:p text:style-name="P5"><text:span text:style-name="T13"><text:tab/><text:tab/><text:tab/>p.setAddress(personaddress);</text:span></text:p>
      <text:p text:style-name="P5"><text:span text:style-name="T13"><text:tab/><text:tab/><text:tab/>p.setBirhday(personday);</text:span></text:p>
      <text:p text:style-name="P5"><text:span text:style-name="T13"><text:tab/><text:tab/><text:tab/>plist.add(p);</text:span></text:p>
      <text:p text:style-name="P5"><text:span text:style-name="T13"><text:tab/><text:tab/><text:tab/> }</text:span></text:p>
      <text:p text:style-name="P5"><text:span text:style-name="T13"><text:tab/><text:tab/>} catch (SQLException e) {</text:span></text:p>
      <text:p text:style-name="P5"><text:span text:style-name="T13"><text:tab/><text:tab/><text:tab/>e.printStackTrace();</text:span></text:p>
      <text:p text:style-name="P5"><text:span text:style-name="T13"><text:tab/><text:tab/>}finally{</text:span></text:p>
      <text:p text:style-name="P5"><text:span text:style-name="T13"><text:tab/><text:tab/><text:tab/>DButil.closeQueryRes(rs);</text:span></text:p>
      <text:p text:style-name="P5"><text:span text:style-name="T13"><text:tab/><text:tab/>}</text:span></text:p>
      <text:p text:style-name="P5"><text:span text:style-name="T13"><text:tab/><text:tab/>return plist;</text:span></text:p>
      <text:p text:style-name="P5"><text:span text:style-name="T13"><text:tab/>}</text:span></text:p>
      <text:p text:style-name="P5"><text:span text:style-name="T13"/></text:p>
      <text:p text:style-name="P5"><text:span text:style-name="T1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8M21S</meta:editing-duration>
    <meta:editing-cycles>7</meta:editing-cycles>
    <meta:generator>LibreOffice/5.3.0.3$Windows_X86_64 LibreOffice_project/7074905676c47b82bbcfbea1aeefc84afe1c50e1</meta:generator>
    <dc:date>2018-03-04T23:04:19.471000000</dc:date>
    <meta:document-statistic meta:table-count="0" meta:image-count="0" meta:object-count="0" meta:page-count="6" meta:paragraph-count="188" meta:word-count="732" meta:character-count="4451" meta:non-whitespace-character-count="3836"/>
    <meta:user-defined meta:name="Info 1"/>
    <meta:user-defined meta:name="Info 2"/>
    <meta:user-defined meta:name="Info 3"/>
    <meta:user-defined meta:name="Info 4"/>
  </office:meta>
</office:document-meta>
</file>